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6.509cm" style:rel-column-width="22449*"/>
    </style:style>
    <style:style style:name="Tableau1.B" style:family="table-column">
      <style:table-column-properties style:column-width="1.984cm" style:rel-column-width="6844*"/>
    </style:style>
    <style:style style:name="Tableau1.C" style:family="table-column">
      <style:table-column-properties style:column-width="1.72cm" style:rel-column-width="5931*"/>
    </style:style>
    <style:style style:name="Tableau1.D" style:family="table-column">
      <style:table-column-properties style:column-width="2.09cm" style:rel-column-width="7209*"/>
    </style:style>
    <style:style style:name="Tableau1.E" style:family="table-column">
      <style:table-column-properties style:column-width="2.302cm" style:rel-column-width="7939*"/>
    </style:style>
    <style:style style:name="Tableau1.F" style:family="table-column">
      <style:table-column-properties style:column-width="2.196cm" style:rel-column-width="7574*"/>
    </style:style>
    <style:style style:name="Tableau1.G" style:family="table-column">
      <style:table-column-properties style:column-width="2.2cm" style:rel-column-width="7589*"/>
    </style:style>
    <style:style style:name="Tableau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G1" style:family="table-cell">
      <style:table-cell-properties fo:background-color="#eeeeee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none" fo:border-top="none" fo:border-bottom="0.05pt solid #000000"/>
    </style:style>
    <style:style style:name="Tableau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none" fo:border-top="none" fo:border-bottom="0.05pt solid #000000"/>
    </style:style>
    <style:style style:name="Tableau1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none" fo:border-top="none" fo:border-bottom="0.05pt solid #000000"/>
    </style:style>
    <style:style style:name="Tableau1.G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Standard">
      <style:text-properties fo:font-size="4pt" officeooo:paragraph-rsid="0007d180" style:font-size-asian="3.5pt" style:font-size-complex="4pt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Standard">
      <style:text-properties officeooo:paragraph-rsid="01893ae1"/>
    </style:style>
    <style:style style:name="P5" style:family="paragraph" style:parent-style-name="Standard">
      <style:paragraph-properties style:shadow="none">
        <style:tab-stops/>
      </style:paragraph-properties>
      <style:text-properties officeooo:paragraph-rsid="01893ae1"/>
    </style:style>
    <style:style style:name="P6" style:family="paragraph" style:parent-style-name="Text_20_body">
      <style:text-properties officeooo:paragraph-rsid="0182aac9"/>
    </style:style>
    <style:style style:name="P7" style:family="paragraph" style:parent-style-name="Text_20_body">
      <style:text-properties officeooo:paragraph-rsid="01a4d5e9"/>
    </style:style>
    <style:style style:name="P8" style:family="paragraph" style:parent-style-name="Standard">
      <style:paragraph-properties fo:text-align="start" style:justify-single-word="false" style:shadow="none">
        <style:tab-stops>
          <style:tab-stop style:position="3.995cm"/>
        </style:tab-stops>
      </style:paragraph-properties>
      <style:text-properties fo:font-size="6pt" officeooo:rsid="0246551f" officeooo:paragraph-rsid="028ec442" style:font-size-asian="5.25pt" style:font-size-complex="6pt"/>
    </style:style>
    <style:style style:name="P9" style:family="paragraph" style:parent-style-name="Text_20_body">
      <style:paragraph-properties fo:text-align="start" style:justify-single-word="false"/>
      <style:text-properties fo:font-size="9pt" officeooo:rsid="02ad9cab" officeooo:paragraph-rsid="02ad9cab" style:font-size-asian="9pt" style:font-size-complex="9pt"/>
    </style:style>
    <style:style style:name="P10" style:family="paragraph" style:parent-style-name="Text_20_body">
      <style:text-properties officeooo:paragraph-rsid="02539f76"/>
    </style:style>
    <style:style style:name="P11" style:family="paragraph" style:parent-style-name="Text_20_body" style:master-page-name="">
      <style:paragraph-properties style:page-number="auto" fo:break-after="page"/>
      <style:text-properties officeooo:paragraph-rsid="02539f76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2ad9cab" officeooo:paragraph-rsid="02ad9cab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2b58b2b" officeooo:paragraph-rsid="02b58b2b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  <style:text-properties officeooo:paragraph-rsid="02a47d55"/>
    </style:style>
    <style:style style:name="P16" style:family="paragraph" style:parent-style-name="Table_20_Contents">
      <style:paragraph-properties fo:text-align="end" style:justify-single-word="false"/>
      <style:text-properties officeooo:paragraph-rsid="02a47d55"/>
    </style:style>
    <style:style style:name="P17" style:family="paragraph" style:parent-style-name="Header">
      <style:text-properties style:font-name="Arial" fo:font-size="8pt" officeooo:rsid="000d9e36" officeooo:paragraph-rsid="02b9b7ac" style:font-size-asian="8pt" style:font-size-complex="8pt"/>
    </style:style>
    <style:style style:name="P18" style:family="paragraph" style:parent-style-name="Heading_20_2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19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863a25"/>
    </style:style>
    <style:style style:name="T1" style:family="text">
      <style:text-properties style:font-name="Arial"/>
    </style:style>
    <style:style style:name="T2" style:family="text">
      <style:text-properties style:font-name="Arial" fo:font-size="11pt" officeooo:rsid="00d2f3b4" style:font-size-asian="11pt" style:font-size-complex="11pt"/>
    </style:style>
    <style:style style:name="T3" style:family="text">
      <style:text-properties style:font-name="Arial" fo:font-size="11pt" officeooo:rsid="00daa6d0" style:font-size-asian="11pt" style:font-size-complex="11pt"/>
    </style:style>
    <style:style style:name="T4" style:family="text">
      <style:text-properties officeooo:rsid="00d936c0"/>
    </style:style>
    <style:style style:name="T5" style:family="text">
      <style:text-properties officeooo:rsid="01a34143"/>
    </style:style>
    <style:style style:name="T6" style:family="text">
      <style:text-properties officeooo:rsid="01a4d5e9"/>
    </style:style>
    <style:style style:name="T7" style:family="text">
      <style:text-properties officeooo:rsid="02855f40"/>
    </style:style>
    <style:style style:name="T8" style:family="text">
      <style:text-properties officeooo:rsid="02a1a675"/>
    </style:style>
    <style:style style:name="T9" style:family="text">
      <style:text-properties officeooo:rsid="02ad9cab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" text:name="py3o.hline"/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[Customer Ref]" text:name="py3o.o.commercial_partner_id.ref"/>
        <text:user-field-decl office:value-type="string" office:string-value="[Customer VAT Number]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[payment_term_id.name]" text:name="py3o.o.payment_term_id.name"/>
        <text:user-field-decl office:value-type="string" office:string-value="Incoterms" text:name="py3o.o.incoterms_id.display_name"/>
        <text:user-field-decl office:value-type="string" office:string-value="User Name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Arrival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Name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Address Line Invoice Partner" text:name="py3o.iline"/>
        <text:user-field-decl office:value-type="string" office:string-value="Adresse Line Order partner" text:name="py3o.oline"/>
        <text:user-field-decl office:value-type="string" office:string-value="[client_order_ref]" text:name="py3o.o.client_order_ref"/>
        <text:user-field-decl office:value-type="string" office:string-value="Salesman line" text:name="py3o.userline"/>
        <text:user-field-decl office:value-type="string" office:string-value="Incoterms" text:name="py3o.o.incoterm"/>
        <text:user-field-decl office:value-type="string" office:string-value="[incoterm.name]" text:name="py3o.o.incoterm.name"/>
        <text:user-field-decl office:value-type="string" office:string-value="Order Line Description" text:name="py3o.nameline"/>
        <text:user-field-decl office:value-type="string" office:string-value="[IBAN]" text:name="py3o.o.payment_mode_id.fixed_journal_id.bank_account_id.acc_number"/>
        <text:user-field-decl office:value-type="string" office:string-value="[BIC]" text:name="py3o.o.payment_mode_id.fixed_journal_id.bank_account_id.bank_id.bic"/>
        <text:user-field-decl office:value-type="string" office:string-value="[Bank Name]" text:name="py3o.o.payment_mode_id.fixed_journal_id.bank_account_id.bank_id.name"/>
        <text:user-field-decl office:value-type="string" office:string-value="Payment mode" text:name="py3o.o.payment_mode_id.name"/>
        <text:user-field-decl office:value-type="string" office:string-value="Document Name" text:name="py3o.doc_name"/>
        <text:user-field-decl office:value-type="string" office:string-value="[Customer Ref Label]" text:name="py3o.customer_ref_label"/>
        <text:user-field-decl office:value-type="string" office:string-value="[Customer VAT Label]" text:name="py3o.customer_vat_label"/>
        <text:user-field-decl office:value-type="string" office:string-value="[Bank Label]" text:name="py3o.bank_label"/>
        <text:user-field-decl office:value-type="string" office:string-value="tax_label" text:name="py3o.tax_label"/>
        <text:user-field-decl office:value-type="string" office:string-value="Product Display Name" text:name="py3o.o.product_id.display_name"/>
        <text:user-field-decl office:value-type="string" office:string-value="Production Name" text:name="py3o.l.production_id.name"/>
        <text:user-field-decl office:value-type="string" office:string-value="Partner Name" text:name="py3o.l.commercial_partner_id.name_title"/>
        <text:user-field-decl office:value-type="string" office:string-value="Ochard Display Name" text:name="py3o.l.ochard_id.display_name"/>
        <text:user-field-decl office:value-type="string" office:string-value="Olive Variant" text:name="py3o.l.variant_id.display_name"/>
        <text:user-field-decl office:value-type="string" office:string-value="Partner Name" text:name="py3o.partner.name"/>
        <text:user-field-decl office:value-type="string" office:string-value="Oil Product Code" text:name="py3o.l.oil_product_id.default_code"/>
        <text:user-field-decl office:value-type="string" office:string-value="Product UoM" text:name="py3o.o.product_id.uom_id.name"/>
        <text:user-field-decl office:value-type="string" office:string-value="Oil Product Name" text:name="py3o.o.oil_product_id.name"/>
        <text:user-field-decl office:value-type="string" office:string-value="Partner Display Name" text:name="py3o.o.partner_id.display_name"/>
        <text:user-field-decl office:value-type="string" office:string-value="Arrival Line Name" text:name="py3o.o.arrival_line_id.name"/>
        <text:user-field-decl office:value-type="string" office:string-value="Production Name" text:name="py3o.o.production_id.name"/>
        <text:user-field-decl office:value-type="string" office:string-value="Instrument" text:name="py3o.l.instrument"/>
        <text:user-field-decl office:value-type="string" office:string-value="Precision" text:name="py3o.l.precision"/>
        <text:user-field-decl office:value-type="string" office:string-value="Product Name" text:name="py3o.l.product_id.name"/>
        <text:user-field-decl office:value-type="string" office:string-value="Result String" text:name="py3o.l.result_string"/>
        <text:user-field-decl office:value-type="string" office:string-value="UoM" text:name="py3o.l.uom"/>
        <text:user-field-decl office:value-type="string" office:string-value="User Name Title" text:name="py3o.o.user_id.name_title"/>
        <text:user-field-decl office:value-type="string" office:string-value="Variant Name" text:name="py3o.o.arrival_line_id.variant_id.name"/>
        <text:user-field-decl office:value-type="string" office:string-value="Ochard Display Name" text:name="py3o.o.ochard_id.display_name"/>
        <text:user-field-decl office:value-type="string" office:string-value="Ochard Display Name" text:name="py3o.o.arrival_line_id.ochard_id.display_name"/>
        <text:user-field-decl office:value-type="string" office:string-value="Execution User Name Title" text:name="py3o.o.execution_user_id.partner_id.name_title"/>
        <text:user-field-decl office:value-type="string" office:string-value="Location Name" text:name="py3o.o.location_id.name"/>
        <text:user-field-decl office:value-type="string" office:string-value="Season Name" text:name="py3o.o.season_id.name"/>
        <text:user-field-decl office:value-type="string" office:string-value="Lot Display Name" text:name="py3o.o.lot_id.display_name"/>
        <text:user-field-decl office:value-type="string" office:string-value="Partner Name Title" text:name="py3o.l.partner_id.name_title"/>
        <text:user-field-decl office:value-type="string" office:string-value="Display Calendar Label" text:name="py3o.l.display_calendar_label"/>
      </text:user-field-decls>
      <text:p text:style-name="P19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5"><text:a xlink:type="simple" xlink:href="py3o://with=%22lang=user.partner_id.lang%20or%20'en_US'%22" text:style-name="Internet_20_link" text:visited-style-name="Visited_20_Internet_20_Link"><text:span text:style-name="T7">with="lang=user.partner_id.lang or 'en_US'"</text:span></text:a></text:p>
      <text:p text:style-name="P4"><text:a xlink:type="simple" xlink:href="py3o://with=%22o=obj.with_context(lang=lang)%22" text:style-name="Internet_20_link" text:visited-style-name="Visited_20_Internet_20_Link"><text:span text:style-name="T4">with="o=obj.with_context(lang=lang)"</text:span></text:a></text:p>
      <text:h text:style-name="P18" text:outline-level="2"><text:span text:style-name="T9">Avertissements </text:span><text:span text:style-name="T9"><text:user-field-get text:name="py3o.o.season_id.name">Season Name</text:user-field-get></text:span></text:h>
      <text:p text:style-name="P9"><text:span text:style-name="T1">Date : </text:span><text:span text:style-name="T1"><text:text-input text:description="py3o://function=&quot;user._report_print_datetime(lang_code=lang)&quot;">[current_date_time]</text:text-input></text:span></text:p>
      <text:p text:style-name="P8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>
          <table:table-cell table:style-name="Tableau1.A1" office:value-type="string">
            <text:p text:style-name="P12">Oléiculteur</text:p>
          </table:table-cell>
          <table:table-cell table:style-name="Tableau1.A1" office:value-type="string">
            <text:p text:style-name="P13">Qté apportées</text:p>
          </table:table-cell>
          <table:table-cell table:style-name="Tableau1.A1" office:value-type="string">
            <text:p text:style-name="P13">Qté triturées</text:p>
          </table:table-cell>
          <table:table-cell table:style-name="Tableau1.A1" office:value-type="string">
            <text:p text:style-name="P12">Fiche de culture manquante</text:p>
          </table:table-cell>
          <table:table-cell table:style-name="Tableau1.A1" office:value-type="string">
            <text:p text:style-name="P12">Fiche parcellaire incomplète</text:p>
          </table:table-cell>
          <table:table-cell table:style-name="Tableau1.A1" office:value-type="string">
            <text:p text:style-name="P12">Certif. BIO manquante</text:p>
          </table:table-cell>
          <table:table-cell table:style-name="Tableau1.G1" office:value-type="string">
            <text:p text:style-name="P12">Facturation à faire</text:p>
          </table:table-cell>
        </table:table-row>
        <table:table-row>
          <table:table-cell table:style-name="Tableau1.A2" office:value-type="string">
            <text:p text:style-name="P3"><text:a xlink:type="simple" xlink:href="py3o://for=%22p%20in%20o.report_get_lines()%22" text:style-name="Internet_20_link" text:visited-style-name="Visited_20_Internet_20_Link"><text:span text:style-name="T9">for="p in o.report_get_lines()"</text:span></text:a></text:p>
          </table:table-cell>
          <table:table-cell table:style-name="Tableau1.B2" office:value-type="string">
            <text:p text:style-name="P3"/>
          </table:table-cell>
          <table:table-cell table:style-name="Tableau1.C2" office:value-type="string">
            <text:p text:style-name="P3"/>
          </table:table-cell>
          <table:table-cell table:style-name="Tableau1.D2" office:value-type="string">
            <text:p text:style-name="P3"/>
          </table:table-cell>
          <table:table-cell table:style-name="Tableau1.E2" office:value-type="string">
            <text:p text:style-name="P3"/>
          </table:table-cell>
          <table:table-cell table:style-name="Tableau1.F2" office:value-type="string">
            <text:p text:style-name="P3"/>
          </table:table-cell>
          <table:table-cell table:style-name="Tableau1.G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3"><text:text-input text:description="py3o://function=&quot;p.get('name')&quot;">[p.get('name')]</text:text-input></text:p>
          </table:table-cell>
          <table:table-cell table:style-name="Tableau1.B3" office:value-type="string">
            <text:p text:style-name="P16"><text:text-input text:description="py3o://function=&quot;o_format_lang(p.get('olive_qty'), digits=0) + ' kg'&quot;">[p.get('olive_qty')]</text:text-input></text:p>
          </table:table-cell>
          <table:table-cell table:style-name="Tableau1.C3" office:value-type="string">
            <text:p text:style-name="P16"><text:text-input text:description="py3o://function=&quot;o_format_lang(p.get('olive_qty_triturated'), digits=0) + ' kg'&quot;">[p.get('olive_qty_triturated')]</text:text-input></text:p>
          </table:table-cell>
          <table:table-cell table:style-name="Tableau1.D3" office:value-type="string">
            <text:p text:style-name="P15"><text:text-input text:description="py3o://function=&quot;p.get('cultivation_form')&quot;">[p.get('cultivation_form')]</text:text-input></text:p>
          </table:table-cell>
          <table:table-cell table:style-name="Tableau1.E3" office:value-type="string">
            <text:p text:style-name="P14"><text:text-input text:description="py3o://function=&quot;p.get('parcel')&quot;">[p.get('parcel')]</text:text-input></text:p>
          </table:table-cell>
          <table:table-cell table:style-name="Tableau1.F3" office:value-type="string">
            <text:p text:style-name="P14"><text:text-input text:description="py3o://function=&quot;p.get('organic_certif')&quot;">[p.get('organic_certif')]</text:text-input></text:p>
          </table:table-cell>
          <table:table-cell table:style-name="Tableau1.G3" office:value-type="string">
            <text:p text:style-name="P14"><text:text-input text:description="py3o://function=&quot;p.get('invoicing')&quot;">[p.get('invoicing')]</text:text-input></text:p>
          </table:table-cell>
        </table:table-row>
        <table:table-row>
          <table:table-cell table:style-name="Tableau1.A4" office:value-type="string">
            <text:p text:style-name="P3"><text:a xlink:type="simple" xlink:href="py3o:///for" text:style-name="Internet_20_link" text:visited-style-name="Visited_20_Internet_20_Link"><text:span text:style-name="T8">/for</text:span></text:a></text:p>
          </table:table-cell>
          <table:table-cell table:style-name="Tableau1.B4" office:value-type="string">
            <text:p text:style-name="P3"/>
          </table:table-cell>
          <table:table-cell table:style-name="Tableau1.C4" office:value-type="string">
            <text:p text:style-name="P3"/>
          </table:table-cell>
          <table:table-cell table:style-name="Tableau1.D4" office:value-type="string">
            <text:p text:style-name="P3"/>
          </table:table-cell>
          <table:table-cell table:style-name="Tableau1.E4" office:value-type="string">
            <text:p text:style-name="P3"/>
          </table:table-cell>
          <table:table-cell table:style-name="Tableau1.F4" office:value-type="string">
            <text:p text:style-name="P3"/>
          </table:table-cell>
          <table:table-cell table:style-name="Tableau1.G4" office:value-type="string">
            <text:p text:style-name="P3"/>
          </table:table-cell>
        </table:table-row>
      </table:table>
      <text:p text:style-name="P7"><text:a xlink:type="simple" xlink:href="py3o:///with" text:style-name="Internet_20_link" text:visited-style-name="Visited_20_Internet_20_Link"><text:span text:style-name="T6">/with</text:span></text:a></text:p>
      <text:p text:style-name="P10"><text:a xlink:type="simple" xlink:href="py3o:///with" text:style-name="Internet_20_link" text:visited-style-name="Visited_20_Internet_20_Link"><text:span text:style-name="T6">/with</text:span></text:a></text:p>
      <text:p text:style-name="P11"/>
      <text:p text:style-name="P6"><text:a xlink:type="simple" xlink:href="py3o:///for" text:style-name="Internet_20_link" text:visited-style-name="Visited_20_Internet_20_Link"><text:span text:style-name="T5">/for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2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00%" style:page-number="auto"/>
      <style:text-properties style:font-name="Arial2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2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1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2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2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1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1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2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2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2" fo:font-family="Arial" style:font-style-name="Normal" style:font-family-generic="swiss" style:font-pitch="variable" fo:font-size="9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1" fo:font-family="Arial" style:font-style-name="Gras" style:font-family-generic="swiss" style:font-pitch="variable" fo:font-style="normal" style:font-size-asian="10.5pt"/>
    </style:style>
    <style:style style:name="Table_20_Main_20_Content_20_Small_20_Left" style:display-name="Table Main Content Small Left" style:family="paragraph" style:parent-style-name="Table_20_Main_20_Content_20_Left" style:master-page-name="">
      <loext:graphic-properties draw:fill-image-width="0cm" draw:fill-image-height="0cm"/>
      <style:paragraph-properties style:page-number="auto"/>
      <style:text-properties fo:font-size="7pt" fo:background-color="transparent" style:font-size-asian="10.5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3.096cm"/>
    </style:style>
    <style:style style:name="Tableau12.B" style:family="table-column">
      <style:table-column-properties style:column-width="15.716cm"/>
    </style:style>
    <style:style style:name="Tableau12.1" style:family="table-row">
      <style:table-row-properties style:min-row-height="1.39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style:font-name="Arial" fo:font-size="8pt" officeooo:rsid="000d9e36" officeooo:paragraph-rsid="02b9b7ac" style:font-size-asian="8pt" style:font-size-complex="8pt"/>
    </style:style>
    <style:style style:name="MP3" style:family="paragraph" style:parent-style-name="Standard">
      <style:text-properties fo:font-size="4pt" officeooo:paragraph-rsid="0007d180" style:font-size-asian="3.5pt" style:font-size-complex="4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au12" table:style-name="Tableau12">
          <table:table-column table:style-name="Tableau12.A"/>
          <table:table-column table:style-name="Tableau12.B"/>
          <table:table-row table:style-name="Tableau12.1">
            <table:table-cell table:style-name="Tableau12.A1" office:value-type="string">
              <text:p text:style-name="MP1"><draw:frame draw:style-name="Mfr1" draw:name="py3o.image(objects[0].company_id.partner_id.image_256, 'png', height='1.3cm', isb64=True)" text:anchor-type="as-char" svg:width="2.935cm" draw:z-index="1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text-input text:description="py3o://function=&quot;format_multiline_value(objects[0].company_id._display_report_header(line_details=[['phone', 'email', 'website'], ['vat', (hasattr(objects[0].company_id, 'siret') and objects[0].company_id.siret or False, 'SIRET :'), (hasattr(objects[0].company_id, 'ape') and objects[0].company_id.ape or False, 'APE :'), (objects[0].company_id.capital_amount and formatLang(objects[0].company_id.capital_amount, monetary=True, currency_obj=objects[0].company_id.currency_id) or False, objects[0].company_id.legal_type and objects[0].company_id.legal_type + ' au capital de')]]))&quot;">[company_header]</text:text-input></text:p>
            </table:table-cell>
          </table:table-row>
        </table:table>
        <text:p text:style-name="MP3"/>
      </style:header>
      <style:footer>
        <text:p text:style-name="Footer">Page <text:page-number text:select-page="current">2</text:page-number><text:s/>/ 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2-12T23:20:40.667682566</meta:creation-date>
    <dc:date>2023-10-05T17:25:14.725696279</dc:date>
    <meta:editing-duration>P1DT7H44M51S</meta:editing-duration>
    <meta:editing-cycles>679</meta:editing-cycles>
    <meta:generator>LibreOffice/7.3.7.2$Linux_X86_64 LibreOffice_project/30$Build-2</meta:generator>
    <meta:document-statistic meta:table-count="2" meta:image-count="0" meta:object-count="0" meta:page-count="2" meta:paragraph-count="27" meta:word-count="68" meta:character-count="530" meta:non-whitespace-character-count="506"/>
  </office:meta>
</office:document-meta>
</file>